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80000001F8E36A59CA053D337.png" manifest:media-type="image/png"/>
  <manifest:file-entry manifest:full-path="Pictures/10000201000000580000001FB790529AB9A18F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eed4b" officeooo:paragraph-rsid="001eed4b"/>
    </style:style>
    <style:style style:name="P2" style:family="paragraph" style:parent-style-name="Text_20_body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fo:hyphenate="true" fo:hyphenation-remain-char-count="2" fo:hyphenation-push-char-count="2" loext:hyphenation-no-caps="false"/>
    </style:style>
    <style:style style:name="P3" style:family="paragraph" style:parent-style-name="Text_20_body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officeooo:paragraph-rsid="001b7221" fo:hyphenate="true" fo:hyphenation-remain-char-count="2" fo:hyphenation-push-char-count="2" loext:hyphenation-no-caps="false"/>
    </style:style>
    <style:style style:name="P4" style:family="paragraph" style:parent-style-name="Text_20_body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officeooo:paragraph-rsid="001ea04c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style:font-name="Times New Roman" fo:font-size="12pt" officeooo:rsid="001b7221" officeooo:paragraph-rsid="001b7221" style:font-size-asian="12pt" style:font-size-complex="12pt" fo:hyphenate="true" fo:hyphenation-remain-char-count="2" fo:hyphenation-push-char-count="2" loext:hyphenation-no-caps="false"/>
    </style:style>
    <style:style style:name="P6" style:family="paragraph" style:parent-style-name="Standard" style:master-page-name="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 style:page-number="auto"/>
      <style:text-properties style:font-name="Times New Roman" fo:font-size="12pt" officeooo:rsid="001b7221" officeooo:paragraph-rsid="001b7221" style:font-size-asian="12pt" style:font-size-complex="12pt" fo:hyphenate="true" fo:hyphenation-remain-char-count="2" fo:hyphenation-push-char-count="2" loext:hyphenation-no-caps="false"/>
    </style:style>
    <style:style style:name="P7" style:family="paragraph" style:parent-style-name="Text_20_body">
      <style:paragraph-properties fo:margin-left="0cm" fo:margin-right="0cm" fo:margin-top="0.101cm" fo:margin-bottom="0.101cm" loext:contextual-spacing="false" fo:line-height="115%" fo:text-align="justify" style:justify-single-word="false" fo:hyphenation-ladder-count="no-limit" fo:text-indent="1.199cm" style:auto-text-indent="false"/>
      <style:text-properties style:font-name="Times New Roman" fo:font-size="12pt" style:font-size-asian="12pt" style:font-size-complex="12pt" fo:hyphenate="true" fo:hyphenation-remain-char-count="2" fo:hyphenation-push-char-count="2" loext:hyphenation-no-caps="false"/>
    </style:style>
    <style:style style:name="P8" style:family="paragraph" style:parent-style-name="Header">
      <style:paragraph-properties fo:text-align="center" style:justify-single-word="false"/>
      <style:text-properties style:font-name="Arial" fo:font-size="10pt" officeooo:rsid="001eed4b" officeooo:paragraph-rsid="001eed4b" style:font-size-asian="10pt" style:font-size-complex="10pt"/>
    </style:style>
    <style:style style:name="P9" style:family="paragraph" style:parent-style-name="Header">
      <style:paragraph-properties fo:text-align="end" style:justify-single-word="false"/>
      <style:text-properties style:font-name="Arial" fo:font-size="10pt" officeooo:rsid="001eed4b" officeooo:paragraph-rsid="001eed4b" style:font-size-asian="10pt" style:font-size-complex="10pt"/>
    </style:style>
    <style:style style:name="P10" style:family="paragraph" style:parent-style-name="Header">
      <style:paragraph-properties fo:text-align="center" style:justify-single-word="false"/>
      <style:text-properties style:font-name="Arial" fo:font-size="10pt" officeooo:rsid="00217383" officeooo:paragraph-rsid="00217383" style:font-size-asian="10pt" style:font-size-complex="10pt"/>
    </style:style>
    <style:style style:name="P11" style:family="paragraph" style:parent-style-name="Horizontal_20_Line">
      <style:paragraph-properties fo:margin-left="0cm" fo:margin-right="0cm" fo:margin-top="0.101cm" fo:margin-bottom="0.101cm" loext:contextual-spacing="false" fo:line-height="115%" fo:text-indent="1.199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itle">
      <style:text-properties style:font-name="Ari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d49b7"/>
    </style:style>
    <style:style style:name="T3" style:family="text">
      <style:text-properties style:font-name="Times New Roman" officeooo:rsid="001ea04c"/>
    </style:style>
    <style:style style:name="T4" style:family="text">
      <style:text-properties officeooo:rsid="00217383"/>
    </style:style>
    <style:style style:name="T5" style:family="text">
      <style:text-properties officeooo:rsid="001d49b7"/>
    </style:style>
    <style:style style:name="T6" style:family="text">
      <style:text-properties officeooo:rsid="001ea04c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1d49b7"/>
    </style:style>
    <style:style style:name="T9" style:family="text">
      <style:text-properties style:font-name="Times New Roman" officeooo:rsid="001ea04c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officeooo:rsid="001d49b7" style:font-size-asian="12pt" style:font-size-complex="12pt"/>
    </style:style>
    <style:style style:name="T12" style:family="text">
      <style:text-properties style:font-name="Times New Roman" fo:font-size="12pt" officeooo:rsid="001ea04c" style:font-size-asian="12pt" style:font-size-complex="12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&lt;<text:span text:style-name="T4">Document</text:span> Title goes here&gt;</text:p>
      <text:p text:style-name="P6"/>
      <text:p text:style-name="P5">&lt;<text:span text:style-name="T4">Document</text:span> Body goes here&gt;</text:p>
      <text:p text:style-name="P5"/>
      <text:p text:style-name="P11"/>
      <text:p text:style-name="P5"/>
      <text:p text:style-name="P5"><draw:a xlink:type="simple" xlink:href="https://creativecommons.org/licenses/by-nc-nd/4.0/" office:name="CC BY-NC-ND 4.0"><draw:frame draw:style-name="fr1" draw:name="CC BY-NC-ND 4.0" text:anchor-type="char" svg:width="2.328cm" svg:height="0.82cm" draw:z-index="0"><draw:image xlink:href="Pictures/10000201000000580000001F8E36A59CA053D337.png" xlink:type="simple" xlink:show="embed" xlink:actuate="onLoad" loext:mime-type="image/png"/></draw:frame></draw:a></text:p>
      <text:p text:style-name="P3"><text:span text:style-name="Source_20_Text"><text:span text:style-name="T10">Images </text:span></text:span><text:span text:style-name="Source_20_Text"><text:span text:style-name="T11">and Video </text:span></text:span><text:span text:style-name="Source_20_Text"><text:span text:style-name="T10">within this work are </text:span></text:span><text:span text:style-name="Source_20_Text"><text:span text:style-name="T11">C</text:span></text:span><text:span text:style-name="Source_20_Text"><text:span text:style-name="T10">opyright ©2004-2020 </text:span></text:span><text:span text:style-name="Source_20_Text"><text:span text:style-name="T12">PEREGRINE I.T. Pty Ltd </text:span></text:span><text:span text:style-name="Source_20_Text"><text:span text:style-name="T10">and are licensed under the Creative Commons Attribution-NonCommercial-NoDerivatives 4.0 International License (CC BY-NC-ND 4.0). To view a copy of this license, visit https://creativecommons.org/licenses/by-nc-nd/4.0/ or send a letter to Creative Commons, PO Box 1866, Mountain View, CA 94042, USA.</text:span></text:span></text:p>
      <text:p text:style-name="P7"/>
      <text:p text:style-name="P7"><draw:a xlink:type="simple" xlink:href="https://creativecommons.org/licenses/by-sa/4.0/" office:name="CC BY-SA 4.0"><draw:frame draw:style-name="fr1" draw:name="CC BY-SA 4.0" text:anchor-type="char" svg:width="2.328cm" svg:height="0.82cm" draw:z-index="1"><draw:image xlink:href="Pictures/10000201000000580000001FB790529AB9A18F69.png" xlink:type="simple" xlink:show="embed" xlink:actuate="onLoad" loext:mime-type="image/png"/></draw:frame></draw:a></text:p>
      <text:p text:style-name="P4"><text:span text:style-name="Source_20_Text"><text:span text:style-name="T10">All other aspects of this work are </text:span></text:span><text:span text:style-name="Source_20_Text"><text:span text:style-name="T11">C</text:span></text:span><text:span text:style-name="Source_20_Text"><text:span text:style-name="T10">opyright ©2004-2020 </text:span></text:span><text:span text:style-name="Source_20_Text"><text:span text:style-name="T12">PEREGRINE I.T. Pty Ltd</text:span></text:span><text:span text:style-name="Source_20_Text"><text:span text:style-name="T10"> and are licensed under the Creative Commons Attribution-ShareAlike 4.0 International License (CC BY-SA 4.0). To view a copy of this license, visit https://creativecommons.org/licenses/by-sa/4.0/ or send a letter to Creative Commons, PO Box 1866, Mountain View, CA 94042, USA.</text:span></text:span></text:p>
      <text:p text:style-name="P7"/>
      <text:p text:style-name="P2"><text:span text:style-name="Source_20_Text"><text:span text:style-name="T10">All Rights Reserved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99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9">
      <number:year number:style="long"/>
      <number:text>-</number:text>
      <number:month number:textual="true"/>
      <number:text>-</number:text>
      <number:day number:style="long"/>
    </number:date-style>
    <number:date-style style:name="N10109" number:language="en" number:country="AU">
      <number:year number:style="long"/>
      <number:text>-</number:text>
      <number:month number:textual="true"/>
      <number:text>-</number:text>
      <number:day number:style="long"/>
    </number:date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officeooo:rsid="001eed4b" officeooo:paragraph-rsid="001eed4b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officeooo:rsid="00217383" officeooo:paragraph-rsid="00217383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rial" fo:font-size="10pt" officeooo:rsid="001eed4b" officeooo:paragraph-rsid="001eed4b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officeooo:rsid="001eed4b" officeooo:paragraph-rsid="001eed4b"/>
    </style:style>
    <style:style style:name="MT1" style:family="text">
      <style:text-properties officeooo:rsid="0021738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FGI Project - <text:span text:style-name="MT1">&lt;Document Title&gt;</text:span></text:p>
        <text:p text:style-name="MP2">Version &lt;X.Y.Z&gt;</text:p>
        <text:p text:style-name="MP3"><text:date style:data-style-name="N30" text:date-value="2020-07-09T22:00:56.213000183" text:fixed="true">9/07/20</text:date></text:p>
      </style:header>
      <style:footer>
        <text:p text:style-name="MP4">Page <text:page-number text:select-page="current">1</text:page-number><text:s/>Of <text:page-count>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tthew J BLACK</meta:initial-creator>
    <meta:creation-date>2020-07-09T21:37:45.626000000</meta:creation-date>
    <meta:printed-by>Matthew J BLACK</meta:printed-by>
    <meta:print-date>2020-07-09T21:53:19.736000000</meta:print-date>
    <meta:editing-cycles>4</meta:editing-cycles>
    <meta:editing-duration>PT19M43S</meta:editing-duration>
    <dc:date>2020-07-21T22:50:14.461000000</dc:date>
    <dc:creator>Matthew J BLACK</dc:creator>
    <meta:generator>LibreOffice/6.4.5.2$Windows_X86_64 LibreOffice_project/a726b36747cf2001e06b58ad5db1aa3a9a1872d6</meta:generator>
    <meta:document-statistic meta:table-count="0" meta:image-count="2" meta:object-count="0" meta:page-count="1" meta:paragraph-count="9" meta:word-count="125" meta:character-count="868" meta:non-whitespace-character-count="752"/>
  </office:meta>
</office:document-meta>
</file>